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Standard">
      <style:text-properties officeooo:rsid="0005053a" officeooo:paragraph-rsid="000505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Equilibrada</text:span> (todas as cores iguais)</text:h>
      <text:list text:style-name="L1">
        <text:list-item>
          <text:p text:style-name="P1">25% cada cor<text:line-break/>👉 Bom para um visual harmonioso e sem destaque específico. </text:p>
        </text:list-item>
      </text:list>
      <text:h text:style-name="Heading_20_3" text:outline-level="3">2. <text:span text:style-name="Strong_20_Emphasis">1 cor dominante + 3 cores de suporte</text:span></text:h>
      <text:list text:style-name="L2">
        <text:list-item>
          <text:p text:style-name="P2">50% cor principal </text:p>
        </text:list-item>
        <text:list-item>
          <text:p text:style-name="P2">20% cor secundária </text:p>
        </text:list-item>
        <text:list-item>
          <text:p text:style-name="P2">15% terceira cor </text:p>
        </text:list-item>
        <text:list-item>
          <text:p text:style-name="P3">15% quarta cor<text:line-break/>👉 Ótimo para destacar uma cor e dar suporte com as outras.</text:p>
        </text:list-item>
      </text:list>
      <text:h text:style-name="Heading_20_3" text:outline-level="3">3. <text:span text:style-name="Strong_20_Emphasis">Destaque com cor de acento</text:span></text:h>
      <text:list text:style-name="L3">
        <text:list-item>
          <text:p text:style-name="P4">60% cor principal </text:p>
        </text:list-item>
        <text:list-item>
          <text:p text:style-name="P4">20% cor secundária </text:p>
        </text:list-item>
        <text:list-item>
          <text:p text:style-name="P4">15% terceira cor </text:p>
        </text:list-item>
        <text:list-item>
          <text:p text:style-name="P5">5% cor de acento<text:line-break/>👉 Funciona bem para destacar um detalhe específico.</text:p>
        </text:list-item>
      </text:list>
      <text:p text:style-name="P6">Cores tema: laranja, verde, vermelho e azul medio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08:25:39.382000000</meta:creation-date>
    <dc:date>2025-03-08T09:34:39.627000000</dc:date>
    <meta:editing-duration>PT58M46S</meta:editing-duration>
    <meta:editing-cycles>1</meta:editing-cycles>
    <meta:document-statistic meta:table-count="0" meta:image-count="0" meta:object-count="0" meta:page-count="1" meta:paragraph-count="13" meta:word-count="96" meta:character-count="485" meta:non-whitespace-character-count="404"/>
    <meta:generator>LibreOffice/24.8.5.2$Windows_X86_64 LibreOffice_project/fddf2685c70b461e7832239a0162a77216259f22</meta:generator>
  </office:meta>
</office:document-meta>
</file>